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2.6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0.635cm" svg:x="4.175cm" svg:y="4.81cm">
          <text:p text:style-name="P1"><text:span text:style-name="T1">nand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8.937cm" svg:y="3.857cm">
          <text:p text:style-name="P1"><text:span text:style-name="T1">nand.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8.937cm" svg:y="5.762cm">
          <text:p text:style-name="P1"><text:span text:style-name="T1">nand_core.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7T17:09:14.551517140</meta:creation-date>
    <dc:date>2021-10-07T17:52:39.589448786</dc:date>
    <meta:editing-duration>PT33M15S</meta:editing-duration>
    <meta:editing-cycles>1</meta:editing-cycles>
    <meta:document-statistic meta:object-count="3"/>
    <meta:generator>LibreOffice/7.2.1.2$Linux_X86_64 LibreOffice_project/2c9f9a7aa7c967a1b7ec3448959cff87b32f6580</meta:generator>
  </office:meta>
</office:document-meta>
</file>